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6000000C059023ADD96EA68A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2.856cm" style:rel-column-width="7281*"/>
    </style:style>
    <style:style style:name="Tableau1.I" style:family="table-column">
      <style:table-column-properties style:column-width="2.858cm" style:rel-column-width="7287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ddae1" officeooo:paragraph-rsid="000ddae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8"/>
        <table:table-column table:style-name="Tableau1.I"/>
        <table:table-row>
          <table:table-cell table:style-name="Tableau1.A1" table:number-columns-spanned="9" office:value-type="string">
            <text:p text:style-name="P1">Titre de la pag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1"><draw:frame draw:style-name="fr1" draw:name="Image1" text:anchor-type="paragraph" svg:width="2.6cm" svg:height="3.32cm" draw:z-index="8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A2" office:value-type="string">
            <text:p text:style-name="P1"><draw:frame draw:style-name="fr1" draw:name="Image2" text:anchor-type="paragraph" svg:width="2.6cm" svg:height="3.32cm" draw:z-index="7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A2" office:value-type="string">
            <text:p text:style-name="P1"><draw:frame draw:style-name="fr1" draw:name="Image3" text:anchor-type="paragraph" svg:width="2.6cm" svg:height="3.32cm" draw:z-index="6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A2" office:value-type="string">
            <text:p text:style-name="P1"><draw:frame draw:style-name="fr1" draw:name="Image4" text:anchor-type="paragraph" svg:width="2.6cm" svg:height="3.32cm" draw:z-index="5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A2" office:value-type="string">
            <text:p text:style-name="P1"><draw:frame draw:style-name="fr1" draw:name="Image5" text:anchor-type="paragraph" svg:width="2.6cm" svg:height="3.32cm" draw:z-index="4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A2" office:value-type="string">
            <text:p text:style-name="P1"><draw:frame draw:style-name="fr1" draw:name="Image6" text:anchor-type="paragraph" svg:width="2.6cm" svg:height="3.32cm" draw:z-index="3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A2" office:value-type="string">
            <text:p text:style-name="P1"><draw:frame draw:style-name="fr1" draw:name="Image19" text:anchor-type="paragraph" svg:width="2.6cm" svg:height="3.32cm" draw:z-index="2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A2" office:value-type="string">
            <text:p text:style-name="P1"><draw:frame draw:style-name="fr1" draw:name="Image20" text:anchor-type="paragraph" svg:width="2.6cm" svg:height="3.32cm" draw:z-index="1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I2" office:value-type="string">
            <text:p text:style-name="P1"><draw:frame draw:style-name="fr1" draw:name="Image21" text:anchor-type="paragraph" svg:width="2.6cm" svg:height="3.32cm" draw:z-index="0"><draw:image xlink:href="Pictures/1000000000000096000000C059023ADD96EA68A6.jpg" xlink:type="simple" xlink:show="embed" xlink:actuate="onLoad" loext:mime-type="image/jpeg"/></draw:frame><text:s/>Nom prénom</text:p>
          </table:table-cell>
        </table:table-row>
        <table:table-row>
          <table:table-cell table:style-name="Tableau1.A2" office:value-type="string">
            <text:p text:style-name="P1"><draw:frame draw:style-name="fr1" draw:name="Image7" text:anchor-type="paragraph" svg:width="2.6cm" svg:height="3.32cm" draw:z-index="9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A2" office:value-type="string">
            <text:p text:style-name="P1"><draw:frame draw:style-name="fr1" draw:name="Image8" text:anchor-type="paragraph" svg:width="2.6cm" svg:height="3.32cm" draw:z-index="10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A2" office:value-type="string">
            <text:p text:style-name="P1"><draw:frame draw:style-name="fr1" draw:name="Image9" text:anchor-type="paragraph" svg:width="2.6cm" svg:height="3.32cm" draw:z-index="11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A2" office:value-type="string">
            <text:p text:style-name="P1"><draw:frame draw:style-name="fr1" draw:name="Image10" text:anchor-type="paragraph" svg:width="2.6cm" svg:height="3.32cm" draw:z-index="12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A2" office:value-type="string">
            <text:p text:style-name="P1"><draw:frame draw:style-name="fr1" draw:name="Image11" text:anchor-type="paragraph" svg:width="2.6cm" svg:height="3.32cm" draw:z-index="13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A2" office:value-type="string">
            <text:p text:style-name="P1"><draw:frame draw:style-name="fr1" draw:name="Image12" text:anchor-type="paragraph" svg:width="2.6cm" svg:height="3.32cm" draw:z-index="14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A2" office:value-type="string">
            <text:p text:style-name="P1"><draw:frame draw:style-name="fr1" draw:name="Image13" text:anchor-type="paragraph" svg:width="2.6cm" svg:height="3.32cm" draw:z-index="15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A2" office:value-type="string">
            <text:p text:style-name="P1"><draw:frame draw:style-name="fr1" draw:name="Image14" text:anchor-type="paragraph" svg:width="2.6cm" svg:height="3.32cm" draw:z-index="16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I2" office:value-type="string">
            <text:p text:style-name="P1"><draw:frame draw:style-name="fr1" draw:name="Image15" text:anchor-type="paragraph" svg:width="2.6cm" svg:height="3.32cm" draw:z-index="17"><draw:image xlink:href="Pictures/1000000000000096000000C059023ADD96EA68A6.jpg" xlink:type="simple" xlink:show="embed" xlink:actuate="onLoad" loext:mime-type="image/jpeg"/></draw:frame><text:s/>Nom prénom</text:p>
          </table:table-cell>
        </table:table-row>
        <table:table-row>
          <table:table-cell table:style-name="Tableau1.A2" office:value-type="string">
            <text:p text:style-name="P1"><draw:frame draw:style-name="fr1" draw:name="Image16" text:anchor-type="paragraph" svg:width="2.6cm" svg:height="3.32cm" draw:z-index="18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A2" office:value-type="string">
            <text:p text:style-name="P1"><draw:frame draw:style-name="fr1" draw:name="Image17" text:anchor-type="paragraph" svg:width="2.6cm" svg:height="3.32cm" draw:z-index="19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A2" office:value-type="string">
            <text:p text:style-name="P1"><draw:frame draw:style-name="fr1" draw:name="Image18" text:anchor-type="paragraph" svg:width="2.6cm" svg:height="3.32cm" draw:z-index="20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A2" office:value-type="string">
            <text:p text:style-name="P1"><draw:frame draw:style-name="fr1" draw:name="Image22" text:anchor-type="paragraph" svg:width="2.6cm" svg:height="3.32cm" draw:z-index="21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A2" office:value-type="string">
            <text:p text:style-name="P1"><draw:frame draw:style-name="fr1" draw:name="Image23" text:anchor-type="paragraph" svg:width="2.6cm" svg:height="3.32cm" draw:z-index="22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A2" office:value-type="string">
            <text:p text:style-name="P1"><draw:frame draw:style-name="fr1" draw:name="Image24" text:anchor-type="paragraph" svg:width="2.6cm" svg:height="3.32cm" draw:z-index="23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A2" office:value-type="string">
            <text:p text:style-name="P1"><draw:frame draw:style-name="fr1" draw:name="Image25" text:anchor-type="paragraph" svg:width="2.6cm" svg:height="3.32cm" draw:z-index="24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A2" office:value-type="string">
            <text:p text:style-name="P1"><draw:frame draw:style-name="fr1" draw:name="Image26" text:anchor-type="paragraph" svg:width="2.6cm" svg:height="3.32cm" draw:z-index="25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I2" office:value-type="string">
            <text:p text:style-name="P1"><draw:frame draw:style-name="fr1" draw:name="Image27" text:anchor-type="paragraph" svg:width="2.6cm" svg:height="3.32cm" draw:z-index="26"><draw:image xlink:href="Pictures/1000000000000096000000C059023ADD96EA68A6.jpg" xlink:type="simple" xlink:show="embed" xlink:actuate="onLoad" loext:mime-type="image/jpeg"/></draw:frame><text:s/>Nom prénom</text:p>
          </table:table-cell>
        </table:table-row>
        <table:table-row>
          <table:table-cell table:style-name="Tableau1.A2" office:value-type="string">
            <text:p text:style-name="P1"><draw:frame draw:style-name="fr1" draw:name="Image28" text:anchor-type="paragraph" svg:width="2.6cm" svg:height="3.32cm" draw:z-index="27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A2" office:value-type="string">
            <text:p text:style-name="P1"><draw:frame draw:style-name="fr1" draw:name="Image29" text:anchor-type="paragraph" svg:width="2.6cm" svg:height="3.32cm" draw:z-index="28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A2" office:value-type="string">
            <text:p text:style-name="P1"><draw:frame draw:style-name="fr1" draw:name="Image30" text:anchor-type="paragraph" svg:width="2.6cm" svg:height="3.32cm" draw:z-index="29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A2" office:value-type="string">
            <text:p text:style-name="P1"><draw:frame draw:style-name="fr1" draw:name="Image31" text:anchor-type="paragraph" svg:width="2.6cm" svg:height="3.32cm" draw:z-index="30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A2" office:value-type="string">
            <text:p text:style-name="P1"><draw:frame draw:style-name="fr1" draw:name="Image32" text:anchor-type="paragraph" svg:width="2.6cm" svg:height="3.32cm" draw:z-index="31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A2" office:value-type="string">
            <text:p text:style-name="P1"><draw:frame draw:style-name="fr1" draw:name="Image33" text:anchor-type="paragraph" svg:width="2.6cm" svg:height="3.32cm" draw:z-index="32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A2" office:value-type="string">
            <text:p text:style-name="P1"><draw:frame draw:style-name="fr1" draw:name="Image34" text:anchor-type="paragraph" svg:width="2.6cm" svg:height="3.32cm" draw:z-index="33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A2" office:value-type="string">
            <text:p text:style-name="P1"><draw:frame draw:style-name="fr1" draw:name="Image35" text:anchor-type="paragraph" svg:width="2.6cm" svg:height="3.32cm" draw:z-index="34"><draw:image xlink:href="Pictures/1000000000000096000000C059023ADD96EA68A6.jpg" xlink:type="simple" xlink:show="embed" xlink:actuate="onLoad" loext:mime-type="image/jpeg"/></draw:frame><text:s/>Nom prénom</text:p>
          </table:table-cell>
          <table:table-cell table:style-name="Tableau1.I2" office:value-type="string">
            <text:p text:style-name="P1"><draw:frame draw:style-name="fr1" draw:name="Image36" text:anchor-type="paragraph" svg:width="2.6cm" svg:height="3.32cm" draw:z-index="35"><draw:image xlink:href="Pictures/1000000000000096000000C059023ADD96EA68A6.jpg" xlink:type="simple" xlink:show="embed" xlink:actuate="onLoad" loext:mime-type="image/jpeg"/></draw:frame><text:s/>Nom prénom</text:p>
          </table:table-cell>
        </table:table-row>
      </table:table>
      <text:p text:style-name="Standard"><text:soft-page-break/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5:21:07.286076937</meta:creation-date>
    <dc:date>2018-06-19T16:20:19.053499114</dc:date>
    <meta:editing-duration>PT10M28S</meta:editing-duration>
    <meta:editing-cycles>2</meta:editing-cycles>
    <meta:generator>LibreOffice/6.0.5.1$Linux_X86_64 LibreOffice_project/00m0$Build-1</meta:generator>
    <meta:document-statistic meta:table-count="1" meta:image-count="36" meta:object-count="0" meta:page-count="2" meta:paragraph-count="38" meta:word-count="76" meta:character-count="413" meta:non-whitespace-character-count="337"/>
  </office:meta>
</office:document-meta>
</file>